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true" fo:min-height="1.423cm" fo:min-width="7.221cm" fo:wrap-option="wrap"/>
    </style:style>
    <style:style style:name="gr2" style:family="graphic" style:parent-style-name="standard">
      <style:graphic-properties draw:textarea-horizontal-align="justify" draw:textarea-vertical-align="middle" draw:auto-grow-height="true" fo:min-height="1.423cm" fo:wrap-option="wrap"/>
    </style:style>
    <style:style style:name="gr3" style:family="graphic" style:parent-style-name="standard">
      <style:graphic-properties draw:textarea-horizontal-align="justify" draw:textarea-vertical-align="middle" draw:auto-grow-height="false" fo:min-height="1.577cm" fo:min-width="2.096cm" fo:wrap-option="wrap"/>
    </style:style>
    <style:style style:name="gr4" style:family="graphic" style:parent-style-name="standard">
      <style:graphic-properties draw:textarea-horizontal-align="justify" draw:textarea-vertical-align="middle" draw:auto-grow-height="true" fo:min-height="1.462cm" fo:wrap-option="wrap"/>
    </style:style>
    <style:style style:name="gr5" style:family="graphic" style:parent-style-name="standard">
      <style:graphic-properties draw:textarea-horizontal-align="justify" draw:textarea-vertical-align="middle" draw:auto-grow-height="true" fo:min-height="2.845cm" fo:wrap-option="wrap"/>
    </style:style>
    <style:style style:name="gr6" style:family="graphic" style:parent-style-name="standard">
      <style:graphic-properties draw:textarea-horizontal-align="justify" draw:textarea-vertical-align="middle" draw:auto-grow-height="false" fo:min-height="1.5cm" fo:wrap-option="wrap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ff0000" draw:textarea-horizontal-align="justify" draw:textarea-vertical-align="middle" draw:auto-grow-height="true" fo:min-height="1.462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017cm" svg:height="2.221cm" svg:x="1.483cm" svg:y="2.028cm">
          <text:p text:style-name="P1"><text:span text:style-name="T1">Receive channel number to change to (channel X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" draw:id="id2" draw:layer="layout" svg:width="2.5cm" svg:height="2.221cm" svg:x="6cm" svg:y="2.028cm">
          <text:p text:style-name="P1"><text:span text:style-name="T1">Determine Myth BE PID + process creation 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3" draw:id="id3" draw:layer="layout" svg:width="6.5cm" svg:height="3.724cm" svg:x="10cm" svg:y="1.276cm">
          <text:p text:style-name="P1"><text:span text:style-name="T1">Check for existence of /tmp/STB_OK.</text:span><text:span text:style-name="T1"><text:line-break/></text:span><text:span text:style-name="T1">&lt;PID&gt;.* files with glob comman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13" draw:id="id13" draw:layer="layout" svg:width="4.128cm" svg:height="1.712cm" svg:x="8.5cm" svg:y="26.5cm">
          <text:p text:style-name="P1"><text:span text:style-name="T1">Change channel to channel 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4" draw:id="id4" draw:layer="layout" svg:width="3.5cm" svg:height="1.712cm" svg:x="4.75cm" svg:y="6.532cm">
          <text:p text:style-name="P1"><text:span text:style-name="T1">New BE session has just start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11" draw:id="id11" draw:layer="layout" svg:width="4.128cm" svg:height="3.095cm" svg:x="1.872cm" svg:y="21.405cm">
          <text:p text:style-name="P1"><text:span text:style-name="T1">Remove all old STB_OK files and create /tmp/STB_OK.</text:span><text:span text:style-name="T1"><text:line-break/></text:span><text:span text:style-name="T1">&lt;PID&gt;.&lt;creation time&gt;.</text:span><text:span text:style-name="T1"><text:line-break/></text:span><text:span text:style-name="T1">&lt;PWRSTATE&gt; file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6" draw:id="id6" draw:layer="layout" svg:width="3.84cm" svg:height="3cm" svg:x="4.58cm" svg:y="9.5cm">
          <text:p text:style-name="P1"><text:span text:style-name="T1">Check for input signal from STB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4" xml:id="id8" draw:id="id8" draw:layer="layout" svg:width="4.128cm" svg:height="1.712cm" svg:x="1.872cm" svg:y="14cm">
          <text:p text:style-name="P1"><text:span text:style-name="T2"><text:s/></text:span><text:span text:style-name="T2">STB powered up (PWRSTATE=1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7" draw:id="id7" draw:layer="layout" svg:width="4.128cm" svg:height="1.712cm" svg:x="9.766cm" svg:y="12cm">
          <text:p text:style-name="P1"><text:span text:style-name="T1"><text:s/></text:span><text:span text:style-name="T1">STB powered down (PWRSTATE=0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12" draw:id="id12" draw:layer="layout" svg:width="4.128cm" svg:height="1.712cm" svg:x="14.936cm" svg:y="11.288cm">
          <text:p text:style-name="P1"><text:span text:style-name="T1">STB already confirmed as powered up and OK for record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9" draw:id="id9" draw:layer="layout" svg:width="4.128cm" svg:height="1.712cm" svg:x="9.766cm" svg:y="14.288cm">
          <text:p text:style-name="P1"><text:span text:style-name="T2">Send POWER signal to red-ey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10" draw:id="id10" draw:layer="layout" svg:width="3.84cm" svg:height="3cm" svg:x="9.91cm" svg:y="17cm">
          <text:p text:style-name="P1"><text:span text:style-name="T1">Check for input signal from STB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4" xml:id="id16" draw:id="id16" draw:layer="layout" svg:width="3.128cm" svg:height="1.712cm" svg:x="13cm" svg:y="20.038cm">
          <text:p text:style-name="P1"><text:span text:style-name="T2">Wait 5 second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" draw:layer="layout" svg:x1="4.5cm" svg:y1="3.139cm" svg:x2="6cm" svg:y2="3.139cm" draw:start-shape="id1" draw:start-glue-point="7" draw:end-shape="id2" draw:end-glue-point="5" svg:d="m4500 3139h1500">
          <text:p/>
        </draw:connector>
        <draw:connector draw:style-name="gr7" draw:text-style-name="P1" draw:layer="layout" svg:x1="8.5cm" svg:y1="3.139cm" svg:x2="10cm" svg:y2="3.138cm" draw:start-shape="id2" draw:start-glue-point="7" draw:end-shape="id3" draw:end-glue-point="5" svg:d="m8500 3139h751v-1h749">
          <text:p/>
        </draw:connector>
        <draw:connector draw:style-name="gr7" draw:text-style-name="P1" draw:layer="layout" svg:x1="13.25cm" svg:y1="5cm" svg:x2="6.5cm" svg:y2="6.532cm" draw:start-shape="id3" draw:start-glue-point="6" draw:end-shape="id4" draw:end-glue-point="4" svg:d="m13250 5000v767h-6750v765">
          <text:p/>
        </draw:connector>
        <draw:connector draw:style-name="gr7" draw:text-style-name="P1" draw:layer="layout" svg:x1="16.5cm" svg:y1="3.138cm" svg:x2="17cm" svg:y2="5.776cm" draw:start-shape="id3" draw:start-glue-point="7" draw:end-shape="id5" draw:end-glue-point="4" svg:d="m16500 3138h500v2638">
          <text:p/>
        </draw:connector>
        <draw:connector draw:style-name="gr7" draw:text-style-name="P1" draw:layer="layout" svg:x1="6.5cm" svg:y1="8.244cm" svg:x2="6.5cm" svg:y2="9.5cm" draw:start-shape="id4" draw:start-glue-point="6" draw:end-shape="id6" draw:end-glue-point="4" svg:d="m6500 8244v1256">
          <text:p/>
        </draw:connector>
        <draw:connector draw:style-name="gr7" draw:text-style-name="P1" draw:layer="layout" svg:x1="8.42cm" svg:y1="11cm" svg:x2="11.83cm" svg:y2="12cm" draw:start-shape="id6" draw:start-glue-point="7" draw:end-shape="id7" draw:end-glue-point="4" svg:d="m8420 11000h3410v1000">
          <text:p/>
        </draw:connector>
        <draw:connector draw:style-name="gr7" draw:text-style-name="P1" draw:layer="layout" svg:x1="4.58cm" svg:y1="11cm" svg:x2="3.936cm" svg:y2="14cm" draw:start-shape="id6" draw:start-glue-point="5" draw:end-shape="id8" draw:end-glue-point="4" svg:d="m4580 11000h-644v3000">
          <text:p/>
        </draw:connector>
        <draw:connector draw:style-name="gr7" draw:text-style-name="P1" draw:layer="layout" svg:x1="11.83cm" svg:y1="13.712cm" svg:x2="11.83cm" svg:y2="14.288cm" draw:start-shape="id7" draw:start-glue-point="6" draw:end-shape="id9" draw:end-glue-point="4" svg:d="m11830 13712v576">
          <text:p/>
        </draw:connector>
        <draw:connector draw:style-name="gr7" draw:text-style-name="P1" draw:layer="layout" svg:x1="11.83cm" svg:y1="16cm" svg:x2="11.83cm" svg:y2="17cm" draw:start-shape="id9" draw:start-glue-point="6" draw:end-shape="id10" draw:end-glue-point="4" svg:d="m11830 16000v1000">
          <text:p/>
        </draw:connector>
        <draw:connector draw:style-name="gr7" draw:text-style-name="P1" draw:layer="layout" svg:x1="9.91cm" svg:y1="18.5cm" svg:x2="3.936cm" svg:y2="21.405cm" draw:start-shape="id10" draw:start-glue-point="5" draw:end-shape="id11" draw:end-glue-point="4" svg:d="m9910 18500h-5974v2905">
          <text:p/>
        </draw:connector>
        <draw:connector draw:style-name="gr7" draw:text-style-name="P1" draw:layer="layout" svg:x1="3.936cm" svg:y1="15.712cm" svg:x2="3.936cm" svg:y2="21.405cm" draw:start-shape="id8" draw:start-glue-point="6" draw:end-shape="id11" draw:end-glue-point="4" svg:d="m3936 15712v5693">
          <text:p/>
        </draw:connector>
        <draw:connector draw:style-name="gr7" draw:text-style-name="P1" draw:layer="layout" draw:line-skew="5.749cm" svg:x1="17cm" svg:y1="13cm" svg:x2="10.564cm" svg:y2="26.5cm" draw:start-shape="id12" draw:start-glue-point="6" draw:end-shape="id13" draw:end-glue-point="4" svg:d="m17000 13000v12500h-6436v1000">
          <text:p/>
        </draw:connector>
        <draw:connector draw:style-name="gr7" draw:text-style-name="P1" draw:layer="layout" svg:x1="3.936cm" svg:y1="24.5cm" svg:x2="10.564cm" svg:y2="26.5cm" draw:start-shape="id11" draw:start-glue-point="6" draw:end-shape="id13" draw:end-glue-point="4" svg:d="m3936 24500v1000h6628v1000">
          <text:p/>
        </draw:connector>
        <draw:custom-shape draw:style-name="gr3" draw:text-style-name="P3" xml:id="id5" draw:id="id5" draw:layer="layout" svg:width="5cm" svg:height="3.224cm" svg:x="14.5cm" svg:y="5.776cm">
          <text:p text:style-name="P1"><text:span text:style-name="T1">Check for correct process creation time +/- 1 sec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1" draw:layer="layout" svg:x1="17cm" svg:y1="9cm" svg:x2="17cm" svg:y2="11.288cm" draw:start-shape="id5" draw:start-glue-point="6" draw:end-shape="id12" draw:end-glue-point="4" svg:d="m17000 9000v2288">
          <text:p/>
        </draw:connector>
        <draw:custom-shape draw:style-name="gr4" draw:text-style-name="P2" xml:id="id14" draw:id="id14" draw:layer="layout" svg:width="3.5cm" svg:height="1.712cm" svg:x="9.5cm" svg:y="6.532cm">
          <text:p text:style-name="P1"><text:span text:style-name="T1">Prior BE session terminated without cleaning u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" draw:layer="layout" svg:x1="9.5cm" svg:y1="7.388cm" svg:x2="8.25cm" svg:y2="7.388cm" draw:start-shape="id14" draw:start-glue-point="5" draw:end-shape="id4" draw:end-glue-point="7" svg:d="m9500 7388h-1250">
          <text:p/>
        </draw:connector>
        <draw:connector draw:style-name="gr7" draw:text-style-name="P1" draw:layer="layout" svg:x1="14.5cm" svg:y1="7.388cm" svg:x2="13cm" svg:y2="7.388cm" draw:start-shape="id5" draw:start-glue-point="5" draw:end-shape="id14" draw:end-glue-point="7" svg:d="m14500 7388h-1500">
          <text:p/>
        </draw:connector>
        <draw:frame draw:style-name="gr8" draw:layer="layout" svg:width="0.921cm" svg:height="0.962cm" svg:x="16.5cm" svg:y="2.3cm">
          <draw:text-box>
            <text:p>Y</text:p>
          </draw:text-box>
        </draw:frame>
        <draw:frame draw:style-name="gr8" draw:layer="layout" svg:width="0.959cm" svg:height="0.962cm" svg:x="12.4cm" svg:y="4.9cm">
          <draw:text-box>
            <text:p>N</text:p>
          </draw:text-box>
        </draw:frame>
        <draw:frame draw:style-name="gr8" draw:layer="layout" svg:width="0.921cm" svg:height="0.962cm" svg:x="17cm" svg:y="9cm">
          <draw:text-box>
            <text:p>Y</text:p>
          </draw:text-box>
        </draw:frame>
        <draw:frame draw:style-name="gr8" draw:layer="layout" svg:width="0.959cm" svg:height="0.962cm" svg:x="13.541cm" svg:y="6.5cm">
          <draw:text-box>
            <text:p>N</text:p>
          </draw:text-box>
        </draw:frame>
        <draw:frame draw:style-name="gr8" draw:layer="layout" svg:width="0.921cm" svg:height="0.962cm" svg:x="4cm" svg:y="10.038cm">
          <draw:text-box>
            <text:p>Y</text:p>
          </draw:text-box>
        </draw:frame>
        <draw:frame draw:style-name="gr8" draw:layer="layout" svg:width="0.959cm" svg:height="0.962cm" svg:x="8.5cm" svg:y="10.038cm">
          <draw:text-box>
            <text:p>N</text:p>
          </draw:text-box>
        </draw:frame>
        <draw:frame draw:style-name="gr8" draw:layer="layout" svg:width="0.921cm" svg:height="0.962cm" svg:x="9.079cm" svg:y="17.538cm">
          <draw:text-box>
            <text:p>Y</text:p>
          </draw:text-box>
        </draw:frame>
        <draw:custom-shape draw:style-name="gr6" draw:text-style-name="P2" xml:id="id15" draw:id="id15" draw:layer="layout" svg:width="3.84cm" svg:height="3cm" svg:x="9.91cm" svg:y="22cm">
          <text:p text:style-name="P1"><text:span text:style-name="T1">Been waiting for 10 second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1" draw:layer="layout" svg:x1="11.83cm" svg:y1="20cm" svg:x2="11.83cm" svg:y2="22cm" draw:start-shape="id10" draw:start-glue-point="6" draw:end-shape="id15" draw:end-glue-point="4" svg:d="m11830 20000v2000">
          <text:p/>
        </draw:connector>
        <draw:custom-shape draw:style-name="gr9" draw:text-style-name="P4" xml:id="id17" draw:id="id17" draw:layer="layout" svg:width="4.128cm" svg:height="1.712cm" svg:x="6.372cm" svg:y="20.038cm">
          <text:p text:style-name="P1"><text:span text:style-name="T2">Return error message and ex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" draw:layer="layout" svg:x1="13.75cm" svg:y1="23.5cm" svg:x2="14.564cm" svg:y2="21.75cm" draw:start-shape="id15" draw:start-glue-point="7" draw:end-shape="id16" draw:end-glue-point="6" svg:d="m13750 23500h814v-1750">
          <text:p/>
        </draw:connector>
        <draw:connector draw:style-name="gr7" draw:text-style-name="P1" draw:layer="layout" draw:line-skew="-0.2cm" svg:x1="14.564cm" svg:y1="20.038cm" svg:x2="11.83cm" svg:y2="17cm" draw:start-shape="id16" draw:start-glue-point="4" draw:end-shape="id10" draw:end-glue-point="4" svg:d="m14564 20038v-3739h-2734v701">
          <text:p/>
        </draw:connector>
        <draw:connector draw:style-name="gr7" draw:text-style-name="P1" draw:layer="layout" svg:x1="9.91cm" svg:y1="23.5cm" svg:x2="8.436cm" svg:y2="21.75cm" draw:start-shape="id15" draw:start-glue-point="5" draw:end-shape="id17" draw:end-glue-point="6" svg:d="m9910 23500h-1474v-1750">
          <text:p/>
        </draw:connector>
        <draw:frame draw:style-name="gr8" draw:layer="layout" svg:width="0.959cm" svg:height="0.962cm" svg:x="11.7cm" svg:y="20.038cm">
          <draw:text-box>
            <text:p>N</text:p>
          </draw:text-box>
        </draw:frame>
        <draw:frame draw:style-name="gr8" draw:layer="layout" svg:width="0.959cm" svg:height="0.962cm" svg:x="13.641cm" svg:y="23.438cm">
          <draw:text-box>
            <text:p>N</text:p>
          </draw:text-box>
        </draw:frame>
        <draw:frame draw:style-name="gr8" draw:layer="layout" svg:width="0.921cm" svg:height="0.962cm" svg:x="9.079cm" svg:y="23.5cm">
          <draw:text-box>
            <text:p>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ike Parker</meta:initial-creator>
    <meta:creation-date>2011-08-14T19:42:27</meta:creation-date>
    <dc:date>2011-12-18T12:26:24</dc:date>
    <dc:creator>Mike Parker</dc:creator>
    <meta:editing-duration>PT3H38M20S</meta:editing-duration>
    <meta:editing-cycles>9</meta:editing-cycles>
    <meta:generator>LibreOffice/3.3$Linux LibreOffice_project/330m19$Build-401</meta:generator>
    <meta:document-statistic meta:object-count="47"/>
  </office:meta>
</office:document-meta>
</file>